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oachBackend<text:line-break/>Info about API <text:line-break/><text:line-break/>Global url: http://localhost:3000<text:line-break/><text:line-break/>LOGIN\<text:line-break/>POST\<text:line-break/>/login\<text:line-break/>info: login to app and get accessToken\<text:line-break/>example:\<text:line-break/> <text:s text:c="7"/>"email":"erykmati@o2.pl",\<text:line-break/> <text:s text:c="7"/>"password":"12345"\<text:line-break/>result:\<text:line-break/> <text:s text:c="7"/>"name": "eryk",\<text:line-break/> <text:s text:c="7"/>"accessToken": "eyJhbGciOiJIUzI1NiIsInR5cCI6IkpXVCJ9.eyJlbWFpbCI6ImVyeWttYXRpQG8yLnBsIiwiaWF0IjoxNjMzODY2NjA4LCJleHAiOjE2MzM4Njg0MDh9.5qmqQ3LQFARLpGp-CGpF5jH7fg_Xd3wShg6tQ4KwuGc"\<text:line-break/><text:line-break/>USERS\<text:line-break/>GET\<text:line-break/>/users\<text:line-break/>info: get all users from database\<text:line-break/>example:\<text:line-break/> <text:s text:c="7"/>"id_user": 1,<text:line-break/> <text:s text:c="7"/>"name": "eryk",<text:line-break/> <text:s text:c="7"/>"surname": "janocha",<text:line-break/> <text:s text:c="7"/>"email": "erykmati@o2.pl",<text:line-break/> <text:s text:c="7"/>"password": "$2a$10$800D9wdPRtqemFKPHG87QOB5Gr7O//52hGyA/M7QcPUW4heDWZzey",<text:line-break/> <text:s text:c="7"/>"growth": "181.00",<text:line-break/> <text:s text:c="7"/>"weight": "67.00",<text:line-break/> <text:s text:c="7"/>"age": 24,<text:line-break/> <text:s text:c="7"/>"type_of_role_id": 3<text:line-break/> <text:s text:c="7"/><text:line-break/>POST<text:line-break/>/users<text:line-break/>info: add user to database<text:line-break/>example:<text:line-break/> <text:s text:c="7"/>"name": "eryk",<text:line-break/> <text:s text:c="7"/>"surname": "janocha",<text:line-break/> <text:s text:c="7"/>"email": "erykmati9979@o2.pl",<text:line-break/> <text:s text:c="7"/>"password": "12345",<text:line-break/> <text:s text:c="7"/>"growth": 188,<text:line-break/> <text:s text:c="7"/>"weight": 87.00,<text:line-break/> <text:s text:c="7"/>"age": 26,<text:line-break/> <text:s text:c="7"/>"type_of_role_id": 1 <text:s text:c="3"/><text:line-break/>result:<text:line-break/> <text:s text:c="7"/>"message": "correct add user"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20:32:15.505000000</meta:creation-date>
    <dc:date>2021-10-10T20:32:38.006000000</dc:date>
    <meta:editing-duration>PT28S</meta:editing-duration>
    <meta:editing-cycles>1</meta:editing-cycles>
    <meta:document-statistic meta:table-count="0" meta:image-count="0" meta:object-count="0" meta:page-count="1" meta:paragraph-count="1" meta:word-count="83" meta:character-count="1112" meta:non-whitespace-character-count="836"/>
    <meta:generator>LibreOffice/7.2.1.2$Windows_X86_64 LibreOffice_project/87b77fad49947c1441b67c559c339af8f3517e22</meta:generator>
  </office:meta>
</office:document-meta>
</file>